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150%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Fixed in Version 1.0.1</text:p>
      <text:p text:style-name="Standard"/>
      <text:p text:style-name="Standard"><text:tab/></text:p>
      <text:p text:style-name="Standard"/>
      <text:p text:style-name="P2">Following <text:span text:style-name="T1">Bugs has been fixed in version Free 1.0.1: </text:span></text:p>
      <text:p text:style-name="P3"/>
      <text:list xml:id="list1501130151" text:style-name="L1">
        <text:list-item>
          <text:p text:style-name="P4">Fixed issue with the prepare command in all over the module and change coding accordingly.</text:p>
        </text:list-item>
        <text:list-item>
          <text:p text:style-name="P4"><text:s/>Remove warning and erros that are shown during installation of module. </text:p>
        </text:list-item>
        <text:list-item>
          <text:p text:style-name="P4">Remove undefined index issues from all over the module. </text:p>
        </text:list-item>
        <text:list-item>
          <text:p text:style-name="P4"><text:s/>Remove unused code from the module. </text:p>
        </text:list-item>
        <text:list-item>
          <text:p text:style-name="P4"><text:s/>Issue fixed with the currency symbols</text:p>
        </text:list-item>
        <text:list-item>
          <text:p text:style-name="P4">issue fixed in mini cart header undefined index.</text:p>
        </text:list-item>
        <text:list-item>
          <text:p text:style-name="P4">Issue fixed in cart undefined inde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12-05T11:42:01</meta:creation-date>
    <dc:date>2016-12-09T10:52:59</dc:date>
    <dc:creator>root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0" meta:word-count="82" meta:character-count="472" meta:non-whitespace-character-count="398"/>
  </office:meta>
</office:document-meta>
</file>